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margin-left="0.499cm" fo:margin-right="0cm" fo:text-indent="0cm" style:auto-text-indent="false"/>
    </style:style>
    <style:style style:name="P5" style:family="paragraph" style:parent-style-name="Standard">
      <style:paragraph-properties fo:margin-left="0.499cm" fo:margin-right="0cm" fo:text-align="justify" style:justify-single-word="false" fo:text-indent="0cm" style:auto-text-indent="false"/>
    </style:style>
    <style:style style:name="P6" style:family="paragraph" style:parent-style-name="Standard">
      <style:paragraph-properties fo:margin-left="0.499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
      <style:paragraph-properties fo:margin-left="0.499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499cm" fo:margin-right="0.559cm" fo:text-indent="0cm" style:auto-text-indent="false"/>
    </style:style>
    <style:style style:name="P9" style:family="paragraph" style:parent-style-name="Standard">
      <style:paragraph-properties fo:margin-left="0.499cm" fo:margin-right="0.559cm" fo:text-align="justify" style:justify-single-word="false" fo:text-indent="0cm" style:auto-text-indent="false"/>
    </style:style>
    <style:style style:name="P10" style:family="paragraph" style:parent-style-name="Standard">
      <style:paragraph-properties fo:margin-left="0.499cm" fo:margin-right="0.559cm" fo:text-align="justify"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499cm" fo:margin-right="0.559cm" fo:text-indent="0cm" style:auto-text-indent="false"/>
      <style:text-properties fo:font-size="14pt" fo:font-weight="bold" style:font-size-asian="14pt" style:font-weight-asian="bold" style:font-size-complex="14pt" style:font-weight-complex="bold"/>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margin-left="0.499cm" fo:margin-right="0cm" fo:text-align="justify" style:justify-single-word="false" fo:text-indent="0cm" style:auto-text-indent="false"/>
    </style:style>
    <style:style style:name="P14" style:family="paragraph" style:parent-style-name="Standard" style:list-style-name="L1">
      <style:paragraph-properties fo:margin-left="0.499cm" fo:margin-right="0cm" fo:text-align="justify" style:justify-single-word="false" fo:text-indent="0cm" style:auto-text-indent="false"/>
    </style:style>
    <style:style style:name="P15" style:family="paragraph" style:parent-style-name="Standard" style:list-style-name="L1">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owards a General Model for Virtual Worlds Generation </text:p>
      <text:p text:style-name="Standard"/>
      <text:p text:style-name="P2">Gabriel López-García, Rafael Molina-Carmona, Javier Gallego-Sánchez </text:p>
      <text:p text:style-name="Standard"/>
      <text:p text:style-name="P2">Cover letter for the editor </text:p>
      <text:p text:style-name="Standard"/>
      <text:p text:style-name="P2">November 1, 2009 </text:p>
      <text:p text:style-name="Standard"/>
      <text:p text:style-name="Standard"/>
      <text:p text:style-name="P9">First, we would like to thank you the opportunity to resubmit the paper. We also thank the reviewers their comments. We think that they help to improve the paper. Major changes have been introduced to fulfill the reviewers' comments. Briefly, the main differences of the revised version are: </text:p>
      <text:p text:style-name="P9"/>
      <text:list xml:id="list30418521" text:style-name="L1">
        <text:list-item>
          <text:p text:style-name="P12">All the formulation has been modified to eliminate the inconsistencies and to improve the clarity. The correctness of the notation has been carefully checked and now different symbols are used for different concepts.</text:p>
        </text:list-item>
        <text:list-item>
          <text:p text:style-name="P12">The explanations have been improved to help the reader understand the model.</text:p>
        </text:list-item>
        <text:list-item>
          <text:p text:style-name="P12">A running example to illustrate each concept has been introduced. A concrete instantiation helps the reader understand the concepts and fit the pieces of the puzzle.</text:p>
        </text:list-item>
        <text:list-item>
          <text:p text:style-name="P12">New references to modeling languages and procedural modeling have been added. The main features of this systems have been compared with the proposed model.</text:p>
        </text:list-item>
      </text:list>
      <text:p text:style-name="P9"/>
      <text:p text:style-name="P9">Some comments on the revision are now given. We also include individual versions for referees. Please, if you consider it convenient or necessary, provide them to the corresponding referees. </text:p>
      <text:p text:style-name="P5"/>
      <text:p text:style-name="P5"/>
      <text:p text:style-name="P6">Comments to the first reviewer </text:p>
      <text:list xml:id="list30511334" text:continue-numbering="true" text:style-name="L1">
        <text:list-header>
          <text:p text:style-name="P14"/>
        </text:list-header>
        <text:list-item>
          <text:p text:style-name="P12">All the formulation has been modified to eliminate the inconsistencies and to improve the clarity. The correctness of the notation has been carefully checked and now different symbols are used for different concepts. Concretely, it has been checked that all the functions map to values inside their codomain, all the values fulfill the definitions, the given examples fulfill the given grammar and the function definitions, and so on.</text:p>
        </text:list-item>
        <text:list-item>
          <text:p text:style-name="P12">A running example to illustrate each concept has been introduced. It is a simple and concrete instantiation that helps the reader understand the concepts and fit the pieces of the puzzle. From our point of view, this example and the widening of the explanations all through the paper dramatically improves the clarity of the model.</text:p>
        </text:list-item>
        <text:list-item>
          <text:p text:style-name="P12">Many sentences have been reformulated to better explain the concepts. The English has also been improved.</text:p>
        </text:list-item>
      </text:list>
      <text:p text:style-name="P5"/>
      <text:p text:style-name="P5">Concretely, the main changes, associated with the detailed comments of the reviewer are:</text:p>
      <text:p text:style-name="P5"/>
      <text:list xml:id="list30501707" text:continue-numbering="true" text:style-name="L1">
        <text:list-item>
          <text:p text:style-name="P12"><text:span text:style-name="T1">Detailed comment 1</text:span>: "Context-independent grammar" has been changed to standard term "Context-free grammar". A sentence has been added to explain that this type of grammars can <text:soft-page-break/>be efficiently parsed. To fulfill the context-free grammar definition, the function definition r:W*-&gt;W* has been changed to r:N-&gt;W*.</text:p>
        </text:list-item>
        <text:list-item>
          <text:p text:style-name="P12"><text:span text:style-name="T1">Detailed comment 2</text:span>: symbols s, y and t have been changed in equations (4), (7) and (10) by symbols u and v, as required. Now, symbol s and t have a unique meaning, and symbols u, v and w always represent strings from the language L(M).</text:p>
        </text:list-item>
        <text:list-item>
          <text:p text:style-name="P12"><text:span text:style-name="T1">Detailed comment 3:</text:span> There were an inconsistency between equation 5 and the example in the case study. <text:s/>Equation 5 was not correctly defined. In fact, the function domain is the set of actors instead of the set L(M). The error has been fixed. In the explanation of equation 5 there was also a simplification which has been rectified: D is not a device but the set of all the event types. Besides, the example has completely been reformulated so that this inconsistency and others have been eliminated.</text:p>
          <text:p text:style-name="P12"><text:span text:style-name="T1">Detailed comment 4</text:span>: Set notation has been introduced to describe the events an actor can respond to. As a consequence, several parts of the document have change to be adapted to this notation (the definition of the grammar, and equations 6, 7, 9 and 10). In equations 7 and 10, the use of a sequence of ordered events is added to show that the events are received in order, depending on the point in time that they are originated.</text:p>
          <text:p text:style-name="P12">Detailed comments 5 and 6: The formulation about events generator and the management of the list of events in section 4.3 has been changed to clarify the meaning of the functions.</text:p>
        </text:list-item>
        <text:list-item>
          <text:p text:style-name="P12"><text:span text:style-name="T1">Detailed comments 7 and 8</text:span>: The algorithm has been modified to clarify its structure and to be adapted to the previous changes in the formulation. A while loop has been introduced.</text:p>
        </text:list-item>
        <text:list-item>
          <text:p text:style-name="P12"><text:span text:style-name="T1">Detailed comments 9 to 14</text:span>: The case study example has completely been reformulated to eliminate the inconsistencies with the theoretical model and to better illustrate the previous concepts. Major changes have been introduced: new names for all the elements (now whole words are used instead of letters to improve its readability), better explanations,... It has also been introduced a table showing the first steps of the algorithm, to illustrate the whole process.</text:p>
          <text:p text:style-name="P15"/>
        </text:list-item>
      </text:list>
      <text:p text:style-name="P6">Comments to the second reviewer </text:p>
      <text:p text:style-name="P4"/>
      <text:p text:style-name="P4">The potential of the model has been better explained thanks to a new running example and a better explanation of the case study.</text:p>
      <text:p text:style-name="P4">The running example illustrates each concept. It is a simple and concrete instantiation that helps the reader understand the concepts and fit the pieces of the puzzle. From our point of view, this example and the widening of the explanations all through the paper dramatically improves the clarity of the model.</text:p>
      <text:p text:style-name="P5">The case study example has completely been reformulated to eliminate the inconsistencies with the theoretical model and to better illustrate the previous concepts. Major changes have been introduced: new names for all the elements (now whole words are used instead of letters to improve its readability), better explanations,... </text:p>
      <text:p text:style-name="P5">It has also been introduced some references to works in procedural modeling, concretely to techniques such as L-Systems, fractals, or generative modeling. These systems have certain similarities with the proposed system because they also use a grammar but there are large differences. In the text, a brief comparative study has been included.</text:p>
      <text:p text:style-name="P4"/>
      <text:p text:style-name="P7">Comments to the third reviewer </text:p>
      <text:p text:style-name="P10"/>
      <text:p text:style-name="P5">New references to modeling languages have been added. The main features of this systems have been compared with the proposed model.</text:p>
      <text:p text:style-name="P5">As suggested, some references to other components of a Virtual Reality system such as the sound <text:soft-page-break/>and the user interaction have been added, as well as some others about Virtual Reality.</text:p>
      <text:list xml:id="list30524927" text:continue-numbering="true" text:style-name="L1">
        <text:list-header>
          <text:p text:style-name="P14">The explanations have been improved to help the reader understand the model. Specifically, a better explanation about the independence from the graphics system and the possibilities of using different levels of detail depending on the final display device have been introduced.</text:p>
        </text:list-header>
      </text:list>
      <text:p text:style-name="P5"/>
      <text:p text:style-name="P10"/>
      <text:p text:style-name="P11">Summary </text:p>
      <text:p text:style-name="P9">We thank the reviewers suggestions. The paper has been modified accordingly. We think they helped to improve the previous version of the paper. We also thank your suggestion of resubmitting the revised version. We hope this version to hold the standard of the journal. </text:p>
      <text:p text:style-name="P8"/>
      <text:p text:style-name="P8"/>
      <text:p text:style-name="P8">Looking forward to hearing from you. </text:p>
      <text:p text:style-name="P8"/>
      <text:p text:style-name="P8">Sincerely, </text:p>
      <text:p text:style-name="P8">Gabriel López-García, Rafael Molina-Carmona and Javier Gallego-Sánchez</text:p>
      <text:p text:style-name="P8">Departamento de Ciencia de la Computación e Inteligencia Artificial</text:p>
      <text:p text:style-name="P8">Universidad de Alicante <text:s/></text:p>
      <text:p text:style-name="P8">Carretera San Vicente del Raspeig s/n </text:p>
      <text:p text:style-name="P8">E-03080 – Alacant <text:s/>(Spain)</text:p>
      <text:p text:style-name="P9">{glopez, rmolina, ajgallego}@dccia.ua.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10:16:47</meta:creation-date>
    <dc:date>2009-11-05T10:40:25.90</dc:date>
    <meta:editing-duration>PT10H05M02S</meta:editing-duration>
    <meta:editing-cycles>22</meta:editing-cycles>
    <meta:generator>OpenOffice.org/3.1$Win32 OpenOffice.org_project/310m11$Build-9399</meta:generator>
    <dc:creator>R MC</dc:creator>
    <meta:document-statistic meta:table-count="0" meta:image-count="0" meta:object-count="0" meta:page-count="3" meta:paragraph-count="41" meta:word-count="1117" meta:character-count="6918"/>
    <meta:user-defined meta:name="Info 1"/>
    <meta:user-defined meta:name="Info 2"/>
    <meta:user-defined meta:name="Info 3"/>
    <meta:user-defined meta:name="Info 4"/>
  </office:meta>
</office:document-meta>
</file>